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d11e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85418356" text:style-name="L1">
        <text:list-item>
          <text:p text:style-name="P1">React Hooks</text:p>
          <text:list>
            <text:list-item>
              <text:p text:style-name="P1">Hooks let you use different React features from your components. You can either use the built-in Hooks or combine them to build your own. This page lists all built-in Hooks in React.</text:p>
            </text:list-item>
            <text:list-item>
              <text:p text:style-name="P1">State Hooks</text:p>
              <text:list>
                <text:list-item>
                  <text:p text:style-name="P1">State lets a component “remember” information like user input. For example, a form component can use state to store the input value, while an image gallery component can use state to store the selected image index.</text:p>
                </text:list-item>
                <text:list-item>
                  <text:p text:style-name="P1">useState</text:p>
                  <text:list>
                    <text:list-item>
                      <text:p text:style-name="P1">declares a state variable that you can update directly.</text:p>
                    </text:list-item>
                    <text:list-item>
                      <text:p text:style-name="P1">example: ‘’</text:p>
                    </text:list-item>
                  </text:list>
                </text:list-item>
                <text:list-item>
                  <text:p text:style-name="P1">useReducer</text:p>
                  <text:list>
                    <text:list-item>
                      <text:p text:style-name="P2">declares a state variable with the update logic inside a reducer function.</text:p>
                    </text:list-item>
                    <text:list-item>
                      <text:p text:style-name="P2">example: ‘’</text:p>
                    </text:list-item>
                  </text:list>
                </text:list-item>
              </text:list>
            </text:list-item>
            <text:list-item>
              <text:p text:style-name="P1">Context Hooks</text:p>
              <text:list>
                <text:list-item>
                  <text:p text:style-name="P1">Context lets a component receive information from distant parents without passing it as props. For example, your app’s top-level component can pass the current UI theme to all components below, no matter how deep.</text:p>
                  <text:list>
                    <text:list-item>
                      <text:p text:style-name="P1">useContext</text:p>
                    </text:list-item>
                    <text:list-item>
                      <text:p text:style-name="P1">reads and subscribes to a context.</text:p>
                    </text:list-item>
                    <text:list-item>
                      <text:p text:style-name="P1">example: ‘’</text:p>
                    </text:list-item>
                  </text:list>
                </text:list-item>
              </text:list>
            </text:list-item>
            <text:list-item>
              <text:p text:style-name="P1">Ref Hooks</text:p>
              <text:list>
                <text:list-item>
                  <text:p text:style-name="P1">Refs let a component hold some information that isn’t used for rendering, like a DOM node or a timeout ID. Unlike with state, updating a ref does not re-render your component. Refs are an “escape hatch” from the React paradigm. They are useful when you need to work with non-React systems, such as the built-in browser APIs.</text:p>
                </text:list-item>
                <text:list-item>
                  <text:p text:style-name="P1">useRef</text:p>
                  <text:list>
                    <text:list-item>
                      <text:p text:style-name="P1">declares a ref. You can hold any value in it, but most often it’s used to hold a DOM node.',</text:p>
                    </text:list-item>
                    <text:list-item>
                      <text:p text:style-name="P1">example: ‘’</text:p>
                    </text:list-item>
                  </text:list>
                </text:list-item>
                <text:list-item>
                  <text:p text:style-name="P1">useImperativeHandle</text:p>
                  <text:list>
                    <text:list-item>
                      <text:p text:style-name="P1">lets you customize the ref exposed by your component. This is rarely used.',</text:p>
                    </text:list-item>
                    <text:list-item>
                      <text:p text:style-name="P1">example: ‘’</text:p>
                    </text:list-item>
                  </text:list>
                </text:list-item>
              </text:list>
            </text:list-item>
            <text:list-item>
              <text:p text:style-name="P1">Effect Hooks</text:p>
              <text:list>
                <text:list-item>
                  <text:p text:style-name="P1">Effects let a component connect to and synchronize with external systems. This includes dealing with network, browser DOM, animations, widgets written using a different UI library, and other non-React code.</text:p>
                </text:list-item>
                <text:list-item>
                  <text:p text:style-name="P1">useEffect</text:p>
                  <text:list>
                    <text:list-item>
                      <text:p text:style-name="P1">connects a component to an external system.</text:p>
                    </text:list-item>
                  </text:list>
                </text:list-item>
                <text:list-item>
                  <text:p text:style-name="P1">useLayoutEffect</text:p>
                  <text:list>
                    <text:list-item>
                      <text:p text:style-name="P1">fires before the browser repaints the screen. You can measure layout here.</text:p>
                    </text:list-item>
                    <text:list-item>
                      <text:p text:style-name="P1">example: ‘’</text:p>
                    </text:list-item>
                  </text:list>
                </text:list-item>
                <text:list-item>
                  <text:p text:style-name="P1">useInsertionEffect</text:p>
                  <text:list>
                    <text:list-item>
                      <text:p text:style-name="P1">fires before React makes changes to the DOM. Libraries can insert dynamic CSS here.</text:p>
                    </text:list-item>
                    <text:list-item>
                      <text:p text:style-name="P1">example: ‘’</text:p>
                    </text:list-item>
                  </text:list>
                </text:list-item>
              </text:list>
            </text:list-item>
            <text:list-item>
              <text:p text:style-name="P1">Performance Hooks</text:p>
              <text:list>
                <text:list-item>
                  <text:p text:style-name="P1"><text:soft-page-break/>A common way to optimize re-rendering performance is to skip unnecessary work. For example, you can tell React to reuse a cached calculation or to skip a re-render if the data has not changed since the previous render.</text:p>
                </text:list-item>
                <text:list-item>
                  <text:p text:style-name="P1">useMemo</text:p>
                  <text:list>
                    <text:list-item>
                      <text:p text:style-name="P1">lets you cache the result of an expensive calculation.</text:p>
                    </text:list-item>
                    <text:list-item>
                      <text:p text:style-name="P1">example: ‘’</text:p>
                    </text:list-item>
                  </text:list>
                </text:list-item>
                <text:list-item>
                  <text:p text:style-name="P1">useCallback</text:p>
                  <text:list>
                    <text:list-item>
                      <text:p text:style-name="P1">lets you cache a function definition before passing it down to an optimized component.</text:p>
                    </text:list-item>
                    <text:list-item>
                      <text:p text:style-name="P1">example: ‘’</text:p>
                    </text:list-item>
                  </text:list>
                </text:list-item>
                <text:list-item>
                  <text:p text:style-name="P1">useTransition</text:p>
                  <text:list>
                    <text:list-item>
                      <text:p text:style-name="P1">lets you mark a state transition as non-blocking and allow other updates to interrupt it.</text:p>
                    </text:list-item>
                    <text:list-item>
                      <text:p text:style-name="P1">example: ‘’</text:p>
                    </text:list-item>
                  </text:list>
                </text:list-item>
                <text:list-item>
                  <text:p text:style-name="P1">useDeferredValue</text:p>
                  <text:list>
                    <text:list-item>
                      <text:p text:style-name="P1">lets you defer updating a non-critical part of the UI and let other parts update first.</text:p>
                    </text:list-item>
                    <text:list-item>
                      <text:p text:style-name="P1">example: ‘’</text:p>
                    </text:list-item>
                  </text:list>
                </text:list-item>
              </text:list>
            </text:list-item>
            <text:list-item>
              <text:p text:style-name="P1">Resource Hooks</text:p>
              <text:list>
                <text:list-item>
                  <text:p text:style-name="P1">Resources can be accessed by a component without having them as part of their state. For example, a component can read a message from a Promise or read styling information from a context.</text:p>
                </text:list-item>
                <text:list-item>
                  <text:p text:style-name="P1">use</text:p>
                  <text:list>
                    <text:list-item>
                      <text:p text:style-name="P1">use lets you read the value of a resource like a Promise or context.</text:p>
                    </text:list-item>
                    <text:list-item>
                      <text:p text:style-name="P1">example: ‘’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9:34:40.066000000</meta:creation-date>
    <dc:date>2024-02-04T20:26:47.887000000</dc:date>
    <meta:editing-duration>PT52M9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52" meta:word-count="524" meta:character-count="2875" meta:non-whitespace-character-count="2455"/>
  </office:meta>
</office:document-meta>
</file>